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RCRF T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RCRF PWM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RCRF 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RCRB GND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RCRB PW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RCRB TA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EFI 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HEFI T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HEFI PW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 A1 S 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2 S IN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T A3 S 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4 S IN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T A5 S 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6 S IN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T A7 S 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8 S 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 A1 V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2 VCC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T A3 V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4 VCC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T A5 V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6 VCC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T A7 V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8 VC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 A1 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2 GND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T A3 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4 GND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T A5 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6 GND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T A7 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 A8 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3:31:23.397921215</meta:creation-date>
    <dc:date>2020-01-19T16:03:11.331099667</dc:date>
    <meta:editing-duration>PT23M52S</meta:editing-duration>
    <meta:editing-cycles>5</meta:editing-cycles>
    <meta:generator>LibreOffice/6.1.5.2$Linux_X86_64 LibreOffice_project/10$Build-2</meta:generator>
    <meta:document-statistic meta:table-count="1" meta:cell-count="78" meta:object-count="0"/>
  </office:meta>
</office:document-meta>
</file>